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row table:style-name="ro1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aaa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0:40:10.99018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0:40:18.031129000</dc:date>
    <dc:title>Untitled Spreadsheet</dc:title>
    <dc:description/>
    <dc:subject/>
    <meta:keyword/>
    <meta:editing-duration>P3DT4H56M40S</meta:editing-duration>
    <meta:editing-cycles>97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